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18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8" table:default-cell-style-name="ce1"/>
        <table:table-row table:style-name="ro1">
          <table:table-cell/>
          <table:table-cell table:style-name="Default" table:number-columns-repeated="28"/>
        </table:table-row>
        <table:table-row table:style-name="ro1">
          <table:table-cell office:value-type="string">
            <text:p>freq_boundaries</text:p>
          </table:table-cell>
          <table:table-cell office:value-type="float" office:value="15">
            <text:p>15.00</text:p>
          </table:table-cell>
          <table:table-cell office:value-type="float" office:value="4000">
            <text:p>4000.00</text:p>
          </table:table-cell>
          <table:table-cell table:number-columns-repeated="26"/>
        </table:table-row>
        <table:table-row table:style-name="ro2">
          <table:table-cell office:value-type="string">
            <text:p>mel_boundaries</text:p>
          </table:table-cell>
          <table:table-cell table:formula="of:=1127 * LN(1 + [.B2]/700)" office:value-type="float" office:value="23.8948880222295">
            <text:p>23.89</text:p>
          </table:table-cell>
          <table:table-cell table:formula="of:=1127 * LN(1 + [.C2]/700)" office:value-type="float" office:value="2146.0756091419">
            <text:p>2146.08</text:p>
          </table:table-cell>
          <table:table-cell table:number-columns-repeated="26"/>
        </table:table-row>
        <table:table-row table:style-name="ro1" table:number-rows-repeated="4">
          <table:table-cell table:number-columns-repeated="29"/>
        </table:table-row>
        <table:table-row table:style-name="ro1">
          <table:table-cell office:value-type="string">
            <text:p>index</text:p>
          </table:table-cell>
          <table:table-cell office:value-type="float" office:value="0">
            <text:p>0.00</text:p>
          </table:table-cell>
          <table:table-cell office:value-type="float" office:value="1">
            <text:p>1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6">
            <text:p>6.00</text:p>
          </table:table-cell>
          <table:table-cell office:value-type="float" office:value="7">
            <text:p>7.00</text:p>
          </table:table-cell>
          <table:table-cell office:value-type="float" office:value="8">
            <text:p>8.00</text:p>
          </table:table-cell>
          <table:table-cell office:value-type="float" office:value="9">
            <text:p>9.00</text:p>
          </table:table-cell>
          <table:table-cell office:value-type="float" office:value="10">
            <text:p>10.00</text:p>
          </table:table-cell>
          <table:table-cell office:value-type="float" office:value="11">
            <text:p>11.00</text:p>
          </table:table-cell>
          <table:table-cell office:value-type="float" office:value="12">
            <text:p>12.00</text:p>
          </table:table-cell>
          <table:table-cell office:value-type="float" office:value="13">
            <text:p>13.00</text:p>
          </table:table-cell>
          <table:table-cell office:value-type="float" office:value="14">
            <text:p>14.00</text:p>
          </table:table-cell>
          <table:table-cell office:value-type="float" office:value="15">
            <text:p>15.00</text:p>
          </table:table-cell>
          <table:table-cell office:value-type="float" office:value="16">
            <text:p>16.00</text:p>
          </table:table-cell>
          <table:table-cell office:value-type="float" office:value="17">
            <text:p>17.00</text:p>
          </table:table-cell>
          <table:table-cell office:value-type="float" office:value="18">
            <text:p>18.00</text:p>
          </table:table-cell>
          <table:table-cell office:value-type="float" office:value="19">
            <text:p>19.00</text:p>
          </table:table-cell>
          <table:table-cell office:value-type="float" office:value="20">
            <text:p>20.00</text:p>
          </table:table-cell>
          <table:table-cell office:value-type="float" office:value="21">
            <text:p>21.00</text:p>
          </table:table-cell>
          <table:table-cell office:value-type="float" office:value="22">
            <text:p>22.00</text:p>
          </table:table-cell>
          <table:table-cell office:value-type="float" office:value="23">
            <text:p>23.00</text:p>
          </table:table-cell>
          <table:table-cell office:value-type="float" office:value="24">
            <text:p>24.00</text:p>
          </table:table-cell>
          <table:table-cell office:value-type="float" office:value="25">
            <text:p>25.00</text:p>
          </table:table-cell>
          <table:table-cell office:value-type="float" office:value="26">
            <text:p>26.00</text:p>
          </table:table-cell>
          <table:table-cell office:value-type="float" office:value="27">
            <text:p>27.00</text:p>
          </table:table-cell>
        </table:table-row>
        <table:table-row table:style-name="ro2">
          <table:table-cell office:value-type="string">
            <text:p>mel_eq_spaced</text:p>
          </table:table-cell>
          <table:table-cell table:style-name="ce2" table:formula="of:=[.$B$3] + [.B8]*([.$C$3]-[.$B$3])/27" office:value-type="float" office:value="23.8948880222295">
            <text:p>0023.89</text:p>
          </table:table-cell>
          <table:table-cell table:style-name="ce2" table:formula="of:=[.$B$3] + [.C8]*([.$C$3]-[.$B$3])/27" office:value-type="float" office:value="102.494173989625">
            <text:p>0102.49</text:p>
          </table:table-cell>
          <table:table-cell table:style-name="ce2" table:formula="of:=[.$B$3] + [.D8]*([.$C$3]-[.$B$3])/27" office:value-type="float" office:value="181.09345995702">
            <text:p>0181.09</text:p>
          </table:table-cell>
          <table:table-cell table:style-name="ce2" table:formula="of:=[.$B$3] + [.E8]*([.$C$3]-[.$B$3])/27" office:value-type="float" office:value="259.692745924415">
            <text:p>0259.69</text:p>
          </table:table-cell>
          <table:table-cell table:style-name="ce2" table:formula="of:=[.$B$3] + [.F8]*([.$C$3]-[.$B$3])/27" office:value-type="float" office:value="338.29203189181">
            <text:p>0338.29</text:p>
          </table:table-cell>
          <table:table-cell table:style-name="ce2" table:formula="of:=[.$B$3] + [.G8]*([.$C$3]-[.$B$3])/27" office:value-type="float" office:value="416.891317859205">
            <text:p>0416.89</text:p>
          </table:table-cell>
          <table:table-cell table:style-name="ce2" table:formula="of:=[.$B$3] + [.H8]*([.$C$3]-[.$B$3])/27" office:value-type="float" office:value="495.4906038266">
            <text:p>0495.49</text:p>
          </table:table-cell>
          <table:table-cell table:style-name="ce2" table:formula="of:=[.$B$3] + [.I8]*([.$C$3]-[.$B$3])/27" office:value-type="float" office:value="574.089889793995">
            <text:p>0574.09</text:p>
          </table:table-cell>
          <table:table-cell table:style-name="ce2" table:formula="of:=[.$B$3] + [.J8]*([.$C$3]-[.$B$3])/27" office:value-type="float" office:value="652.68917576139">
            <text:p>0652.69</text:p>
          </table:table-cell>
          <table:table-cell table:style-name="ce2" table:formula="of:=[.$B$3] + [.K8]*([.$C$3]-[.$B$3])/27" office:value-type="float" office:value="731.288461728786">
            <text:p>0731.29</text:p>
          </table:table-cell>
          <table:table-cell table:style-name="ce2" table:formula="of:=[.$B$3] + [.L8]*([.$C$3]-[.$B$3])/27" office:value-type="float" office:value="809.887747696181">
            <text:p>0809.89</text:p>
          </table:table-cell>
          <table:table-cell table:style-name="ce2" table:formula="of:=[.$B$3] + [.M8]*([.$C$3]-[.$B$3])/27" office:value-type="float" office:value="888.487033663576">
            <text:p>0888.49</text:p>
          </table:table-cell>
          <table:table-cell table:style-name="ce2" table:formula="of:=[.$B$3] + [.N8]*([.$C$3]-[.$B$3])/27" office:value-type="float" office:value="967.086319630971">
            <text:p>0967.09</text:p>
          </table:table-cell>
          <table:table-cell table:style-name="ce2" table:formula="of:=[.$B$3] + [.O8]*([.$C$3]-[.$B$3])/27" office:value-type="float" office:value="1045.68560559837">
            <text:p>1045.69</text:p>
          </table:table-cell>
          <table:table-cell table:style-name="ce2" table:formula="of:=[.$B$3] + [.P8]*([.$C$3]-[.$B$3])/27" office:value-type="float" office:value="1124.28489156576">
            <text:p>1124.28</text:p>
          </table:table-cell>
          <table:table-cell table:style-name="ce2" table:formula="of:=[.$B$3] + [.Q8]*([.$C$3]-[.$B$3])/27" office:value-type="float" office:value="1202.88417753316">
            <text:p>1202.88</text:p>
          </table:table-cell>
          <table:table-cell table:style-name="ce2" table:formula="of:=[.$B$3] + [.R8]*([.$C$3]-[.$B$3])/27" office:value-type="float" office:value="1281.48346350055">
            <text:p>1281.48</text:p>
          </table:table-cell>
          <table:table-cell table:style-name="ce2" table:formula="of:=[.$B$3] + [.S8]*([.$C$3]-[.$B$3])/27" office:value-type="float" office:value="1360.08274946795">
            <text:p>1360.08</text:p>
          </table:table-cell>
          <table:table-cell table:style-name="ce2" table:formula="of:=[.$B$3] + [.T8]*([.$C$3]-[.$B$3])/27" office:value-type="float" office:value="1438.68203543534">
            <text:p>1438.68</text:p>
          </table:table-cell>
          <table:table-cell table:style-name="ce2" table:formula="of:=[.$B$3] + [.U8]*([.$C$3]-[.$B$3])/27" office:value-type="float" office:value="1517.28132140274">
            <text:p>1517.28</text:p>
          </table:table-cell>
          <table:table-cell table:style-name="ce2" table:formula="of:=[.$B$3] + [.V8]*([.$C$3]-[.$B$3])/27" office:value-type="float" office:value="1595.88060737013">
            <text:p>1595.88</text:p>
          </table:table-cell>
          <table:table-cell table:style-name="ce2" table:formula="of:=[.$B$3] + [.W8]*([.$C$3]-[.$B$3])/27" office:value-type="float" office:value="1674.47989333753">
            <text:p>1674.48</text:p>
          </table:table-cell>
          <table:table-cell table:style-name="ce2" table:formula="of:=[.$B$3] + [.X8]*([.$C$3]-[.$B$3])/27" office:value-type="float" office:value="1753.07917930492">
            <text:p>1753.08</text:p>
          </table:table-cell>
          <table:table-cell table:style-name="ce2" table:formula="of:=[.$B$3] + [.Y8]*([.$C$3]-[.$B$3])/27" office:value-type="float" office:value="1831.67846527232">
            <text:p>1831.68</text:p>
          </table:table-cell>
          <table:table-cell table:style-name="ce2" table:formula="of:=[.$B$3] + [.Z8]*([.$C$3]-[.$B$3])/27" office:value-type="float" office:value="1910.27775123971">
            <text:p>1910.28</text:p>
          </table:table-cell>
          <table:table-cell table:style-name="ce2" table:formula="of:=[.$B$3] + [.AA8]*([.$C$3]-[.$B$3])/27" office:value-type="float" office:value="1988.87703720711">
            <text:p>1988.88</text:p>
          </table:table-cell>
          <table:table-cell table:style-name="ce2" table:formula="of:=[.$B$3] + [.AB8]*([.$C$3]-[.$B$3])/27" office:value-type="float" office:value="2067.4763231745">
            <text:p>2067.48</text:p>
          </table:table-cell>
          <table:table-cell table:style-name="ce2" table:formula="of:=[.$B$3] + [.AC8]*([.$C$3]-[.$B$3])/27" office:value-type="float" office:value="2146.0756091419">
            <text:p>2146.08</text:p>
          </table:table-cell>
        </table:table-row>
        <table:table-row table:style-name="ro1">
          <table:table-cell office:value-type="string">
            <text:p>freq_log_spaced</text:p>
          </table:table-cell>
          <table:table-cell table:style-name="ce2" table:formula="of:=700 * (EXP([.B9]/1127) - 1)" office:value-type="float" office:value="14.9999999999999">
            <text:p>0015.00</text:p>
          </table:table-cell>
          <table:table-cell table:style-name="ce2" table:formula="of:=700 * (EXP([.C9]/1127) - 1)" office:value-type="float" office:value="66.6455648834499">
            <text:p>0066.65</text:p>
          </table:table-cell>
          <table:table-cell table:style-name="ce2" table:formula="of:=700 * (EXP([.D9]/1127) - 1)" office:value-type="float" office:value="122.021569448202">
            <text:p>0122.02</text:p>
          </table:table-cell>
          <table:table-cell table:style-name="ce2" table:formula="of:=700 * (EXP([.E9]/1127) - 1)" office:value-type="float" office:value="181.397469169226">
            <text:p>0181.40</text:p>
          </table:table-cell>
          <table:table-cell table:style-name="ce2" table:formula="of:=700 * (EXP([.F9]/1127) - 1)" office:value-type="float" office:value="245.062182710608">
            <text:p>0245.06</text:p>
          </table:table-cell>
          <table:table-cell table:style-name="ce2" table:formula="of:=700 * (EXP([.G9]/1127) - 1)" office:value-type="float" office:value="313.325497782042">
            <text:p>0313.33</text:p>
          </table:table-cell>
          <table:table-cell table:style-name="ce2" table:formula="of:=700 * (EXP([.H9]/1127) - 1)" office:value-type="float" office:value="386.519578542541">
            <text:p>0386.52</text:p>
          </table:table-cell>
          <table:table-cell table:style-name="ce2" table:formula="of:=700 * (EXP([.I9]/1127) - 1)" office:value-type="float" office:value="465.000581886258">
            <text:p>0465.00</text:p>
          </table:table-cell>
          <table:table-cell table:style-name="ce2" table:formula="of:=700 * (EXP([.J9]/1127) - 1)" office:value-type="float" office:value="549.150390475159">
            <text:p>0549.15</text:p>
          </table:table-cell>
          <table:table-cell table:style-name="ce2" table:formula="of:=700 * (EXP([.K9]/1127) - 1)" office:value-type="float" office:value="639.378470951343">
            <text:p>0639.38</text:p>
          </table:table-cell>
          <table:table-cell table:style-name="ce2" table:formula="of:=700 * (EXP([.L9]/1127) - 1)" office:value-type="float" office:value="736.123866370942">
            <text:p>0736.12</text:p>
          </table:table-cell>
          <table:table-cell table:style-name="ce2" table:formula="of:=700 * (EXP([.M9]/1127) - 1)" office:value-type="float" office:value="839.857332554623">
            <text:p>0839.86</text:p>
          </table:table-cell>
          <table:table-cell table:style-name="ce2" table:formula="of:=700 * (EXP([.N9]/1127) - 1)" office:value-type="float" office:value="951.083628750016">
            <text:p>0951.08</text:p>
          </table:table-cell>
          <table:table-cell table:style-name="ce2" table:formula="of:=700 * (EXP([.O9]/1127) - 1)" office:value-type="float" office:value="1070.34397375227">
            <text:p>1070.34</text:p>
          </table:table-cell>
          <table:table-cell table:style-name="ce2" table:formula="of:=700 * (EXP([.P9]/1127) - 1)" office:value-type="float" office:value="1198.21867943401">
            <text:p>1198.22</text:p>
          </table:table-cell>
          <table:table-cell table:style-name="ce2" table:formula="of:=700 * (EXP([.Q9]/1127) - 1)" office:value-type="float" office:value="1335.32997449931">
            <text:p>1335.33</text:p>
          </table:table-cell>
          <table:table-cell table:style-name="ce2" table:formula="of:=700 * (EXP([.R9]/1127) - 1)" office:value-type="float" office:value="1482.34503220174">
            <text:p>1482.35</text:p>
          </table:table-cell>
          <table:table-cell table:style-name="ce2" table:formula="of:=700 * (EXP([.S9]/1127) - 1)" office:value-type="float" office:value="1639.97921675929">
            <text:p>1639.98</text:p>
          </table:table-cell>
          <table:table-cell table:style-name="ce2" table:formula="of:=700 * (EXP([.T9]/1127) - 1)" office:value-type="float" office:value="1808.99956426288">
            <text:p>1809.00</text:p>
          </table:table-cell>
          <table:table-cell table:style-name="ce2" table:formula="of:=700 * (EXP([.U9]/1127) - 1)" office:value-type="float" office:value="1990.22851501629">
            <text:p>1990.23</text:p>
          </table:table-cell>
          <table:table-cell table:style-name="ce2" table:formula="of:=700 * (EXP([.V9]/1127) - 1)" office:value-type="float" office:value="2184.54791546885">
            <text:p>2184.55</text:p>
          </table:table-cell>
          <table:table-cell table:style-name="ce2" table:formula="of:=700 * (EXP([.W9]/1127) - 1)" office:value-type="float" office:value="2392.90330921398">
            <text:p>2392.90</text:p>
          </table:table-cell>
          <table:table-cell table:style-name="ce2" table:formula="of:=700 * (EXP([.X9]/1127) - 1)" office:value-type="float" office:value="2616.3085379332">
            <text:p>2616.31</text:p>
          </table:table-cell>
          <table:table-cell table:style-name="ce2" table:formula="of:=700 * (EXP([.Y9]/1127) - 1)" office:value-type="float" office:value="2855.85067467358">
            <text:p>2855.85</text:p>
          </table:table-cell>
          <table:table-cell table:style-name="ce2" table:formula="of:=700 * (EXP([.Z9]/1127) - 1)" office:value-type="float" office:value="3112.69531346339">
            <text:p>3112.70</text:p>
          </table:table-cell>
          <table:table-cell table:style-name="ce2" table:formula="of:=700 * (EXP([.AA9]/1127) - 1)" office:value-type="float" office:value="3388.09224100506">
            <text:p>3388.09</text:p>
          </table:table-cell>
          <table:table-cell table:style-name="ce2" table:formula="of:=700 * (EXP([.AB9]/1127) - 1)" office:value-type="float" office:value="3683.38151804332">
            <text:p>3683.38</text:p>
          </table:table-cell>
          <table:table-cell table:style-name="ce2" table:formula="of:=700 * (EXP([.AC9]/1127) - 1)" office:value-type="float" office:value="4000">
            <text:p>4000.0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2" number:min-integer-digits="4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3/19/2016</text:date>, <text:time>19:2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9:02:33</meta:creation-date>
    <dc:date>2016-03-19T19:24:03</dc:date>
    <meta:editing-duration>PT5M27S</meta:editing-duration>
    <meta:editing-cycles>1</meta:editing-cycles>
    <meta:document-statistic meta:table-count="3" meta:cell-count="93" meta:object-count="0"/>
    <meta:generator>OpenOffice/4.1.2$Unix OpenOffice.org_project/412m3$Build-9782</meta:generator>
  </office:meta>
</office:document-meta>
</file>